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5.237cm"/>
    </style:style>
    <style:style style:name="co6" style:family="table-column">
      <style:table-column-properties fo:break-before="auto" style:column-width="4.337cm"/>
    </style:style>
    <style:style style:name="co7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2pt" style:font-size-asian="12pt" style:font-size-complex="12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 style:data-style-name="N112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 style:data-style-name="N112">
      <style:table-cell-properties style:text-align-source="fix" style:repeat-content="false" fo:border="0.74pt solid #000000"/>
      <style:paragraph-properties fo:text-align="center" fo:margin-left="0cm"/>
      <style:text-properties fo:color="#c9211e"/>
    </style:style>
    <style:style style:name="ce18" style:family="table-cell" style:parent-style-name="Default">
      <style:text-properties fo:color="#c9211e"/>
    </style:style>
    <style:style style:name="ce16" style:family="table-cell" style:parent-style-name="Default" style:data-style-name="N112"/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office:annotation draw:style-name="gr1" svg:width="2.899cm" svg:height="1.799cm" svg:x="7.765cm" svg:y="0cm" draw:caption-point-x="-0.61cm" draw:caption-point-y="0.913cm">
              <dc:creator>Autoría desconocida</dc:creator>
              <dc:date>2024-12-04T00:00:00</dc:date>
              <text:p>La cantidad que </text:p>
            </office:annotation>
            <text:p>Pedido Óptimo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ercial</text:p>
          </table:table-cell>
          <table:table-cell table:style-name="ce1" office:value-type="string" calcext:value-type="string">
            <text:p>sillas</text:p>
          </table:table-cell>
          <table:table-cell table:number-columns-repeated="3"/>
          <table:table-cell office:value-type="string" calcext:value-type="string">
            <text:p>Demanda Anual</text:p>
          </table:table-cell>
          <table:table-cell table:style-name="ce1" office:value-type="float" office:value="20000" calcext:value-type="float">
            <text:p>20000</text:p>
          </table:table-cell>
          <table:table-cell table:formula="of:=[.B5]" office:value-type="string" office:string-value="sillas" calcext:value-type="string">
            <text:p>silla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ste pedido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€/pedid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ste mantenimiento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€/silla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2">
          <table:table-cell table:number-columns-repeated="2"/>
          <table:table-cell table:style-name="ce9" office:value-type="string" calcext:value-type="string">
            <text:p>Q óptimo</text:p>
          </table:table-cell>
          <table:table-cell table:style-name="ce11" table:formula="of:=SQRT(2*[.G5]*[.G6]/[.G7])" office:value-type="float" office:value="1000" calcext:value-type="float">
            <text:p>1000</text:p>
          </table:table-cell>
          <table:table-cell table:style-name="ce7" table:formula="of:=[.B5]" office:value-type="string" office:string-value="sillas" calcext:value-type="string">
            <text:p>silla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7" office:value-type="string" calcext:value-type="string">
            <text:p>Stock seguridad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Numero días tarda el proveedor</text:p>
          </table:table-cell>
          <table:covered-table-cell table:style-name="ce7"/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día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office:annotation draw:style-name="gr1" svg:width="2.899cm" svg:height="1.799cm" svg:x="7.765cm" svg:y="6.254cm" draw:caption-point-x="-0.61cm" draw:caption-point-y="1.51cm">
              <dc:creator>Autoría desconocida</dc:creator>
              <dc:date>2025-01-20T15:12:00</dc:date>
              <text:p>Numero de días que tarda el proveedor * unidades al día</text:p>
            </office:annotation>
            <text:p>Punto de pedido</text:p>
          </table:table-cell>
          <table:table-cell table:formula="of:=[.E16]*[$Auxiliar.C20]" office:value-type="float" office:value="164.383561643836" calcext:value-type="float">
            <text:p>164,383561643836</text:p>
          </table:table-cell>
          <table:table-cell office:value-type="string" calcext:value-type="string">
            <text:p>mesas</text:p>
          </table:table-cell>
          <table:table-cell table:number-columns-repeated="3"/>
        </table:table-row>
      </table:table>
      <table:table table:name="Demostración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ce5"/>
          <table:table-cell table:style-name="ce5" table:formula="of:=CONCATENATE([Auxiliar.B3];&quot; &quot;;[Datos.$B$5])" office:value-type="string" office:string-value="500 sillas" calcext:value-type="string">
            <text:p>500 sillas</text:p>
          </table:table-cell>
          <table:table-cell table:style-name="ce5" table:formula="of:=CONCATENATE([Auxiliar.C3];&quot; &quot;;[Datos.$B$5])" office:value-type="string" office:string-value="1000 sillas" calcext:value-type="string">
            <text:p>1000 sillas</text:p>
          </table:table-cell>
          <table:table-cell table:style-name="ce5" table:formula="of:=CONCATENATE([Auxiliar.D3];&quot; &quot;;[Datos.$B$5])" office:value-type="string" office:string-value="2000 sillas" calcext:value-type="string">
            <text:p>2000 sillas</text:p>
          </table:table-cell>
        </table:table-row>
        <table:table-row table:style-name="ro1">
          <table:table-cell/>
          <table:table-cell table:style-name="ce5" office:value-type="string" calcext:value-type="string">
            <text:p>Coste aprovisionamiento</text:p>
          </table:table-cell>
          <table:table-cell table:style-name="ce14" table:formula="of:=[Datos.$G$5]/[$Auxiliar.B3]*[Datos.$G$6]" office:value-type="currency" office:currency="EUR" office:value="2000" calcext:value-type="currency">
            <text:p>2.000,00 €</text:p>
          </table:table-cell>
          <table:table-cell table:style-name="ce14" table:formula="of:=[Datos.$G$5]/[$Auxiliar.C3]*[Datos.$G$6]" office:value-type="currency" office:currency="EUR" office:value="1000" calcext:value-type="currency">
            <text:p>1.000,00 €</text:p>
          </table:table-cell>
          <table:table-cell table:style-name="ce14" table:formula="of:=[Datos.$G$5]/[$Auxiliar.D3]*[Datos.$G$6]" office:value-type="currency" office:currency="EUR" office:value="500" calcext:value-type="currency">
            <text:p>500,00 €</text:p>
          </table:table-cell>
        </table:table-row>
        <table:table-row table:style-name="ro1">
          <table:table-cell/>
          <table:table-cell table:style-name="ce5" office:value-type="string" calcext:value-type="string">
            <office:annotation draw:style-name="gr1" svg:width="2.899cm" svg:height="1.799cm" svg:x="8.095cm" svg:y="2.112cm" draw:caption-point-x="-0.61cm" draw:caption-point-y="1.51cm">
              <dc:creator>Autoría desconocida</dc:creator>
              <dc:date>2025-01-08T00:00:00</dc:date>
              <text:p>cm*(q/2+SS)</text:p>
              <text:p/>
              <text:p/>
            </office:annotation>
            <text:p>Coste mantenimiento</text:p>
          </table:table-cell>
          <table:table-cell table:style-name="ce14" table:formula="of:=[Datos.$G$7]*([$Auxiliar.B3]/2+[Datos.$D$14])" office:value-type="currency" office:currency="EUR" office:value="800" calcext:value-type="currency">
            <text:p>800,00 €</text:p>
          </table:table-cell>
          <table:table-cell table:style-name="ce14" table:formula="of:=[Datos.$G$7]*([$Auxiliar.C3]/2+[Datos.$D$14])" office:value-type="currency" office:currency="EUR" office:value="1300" calcext:value-type="currency">
            <text:p>1.300,00 €</text:p>
          </table:table-cell>
          <table:table-cell table:style-name="ce14" table:formula="of:=[Datos.$G$7]*([$Auxiliar.D3]/2+[Datos.$D$14])" office:value-type="currency" office:currency="EUR" office:value="2300" calcext:value-type="currency">
            <text:p>2.300,00 €</text:p>
          </table:table-cell>
        </table:table-row>
        <table:table-row table:style-name="ro1">
          <table:table-cell/>
          <table:table-cell table:style-name="ce5" office:value-type="string" calcext:value-type="string">
            <text:p>Coste total almacenamiento</text:p>
          </table:table-cell>
          <table:table-cell table:style-name="ce14" table:formula="of:=[.C8]+[.C9]" office:value-type="currency" office:currency="EUR" office:value="2800" calcext:value-type="currency">
            <text:p>2.800,00 €</text:p>
          </table:table-cell>
          <table:table-cell table:style-name="ce15" table:formula="of:=[.D8]+[.D9]" office:value-type="currency" office:currency="EUR" office:value="2300" calcext:value-type="currency">
            <text:p>2.300,00 €</text:p>
          </table:table-cell>
          <table:table-cell table:style-name="ce14" table:formula="of:=[.E8]+[.E9]" office:value-type="currency" office:currency="EUR" office:value="2800" calcext:value-type="currency">
            <text:p>2.800,00 €</text:p>
          </table:table-cell>
        </table:table-row>
      </table:table>
      <table:table table:name="Gráficas" table:style-name="ta1">
        <table:shapes>
          <draw:frame draw:z-index="1" draw:style-name="gr2" draw:text-style-name="P1" svg:width="21.891cm" svg:height="12.643cm" svg:x="24.89cm" svg:y="4.249cm">
            <draw:object draw:notify-on-update-of-ranges="Auxiliar.L16:Auxiliar.L22 Auxiliar.L9:Auxiliar.L9 Auxiliar.M16:Auxiliar.M22 Auxiliar.L22:Auxiliar.L23 Auxiliar.L10:Auxiliar.L10 Auxiliar.M22:Auxiliar.M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21.945cm" svg:height="12.537cm" svg:x="24.835cm" svg:y="17.743cm">
            <draw:object draw:notify-on-update-of-ranges="Auxiliar.L16:Auxiliar.L22 Auxiliar.L9:Auxiliar.L9 Auxiliar.O16:Auxiliar.O22 Auxiliar.L22:Auxiliar.L23 Auxiliar.L10:Auxiliar.L10 Auxiliar.O22:Auxiliar.O23 Auxiliar.L16:Auxiliar.L23 Auxiliar.L2:Auxiliar.L2 Auxiliar.N16:Auxiliar.N23 Datos.C18:Datos.C18 Auxiliar.R16:Auxiliar.R23 Auxiliar.L16:Auxiliar.L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 table:number-rows-repeated="8">
          <table:table-cell/>
        </table:table-row>
        <table:table-row table:style-name="ro1">
          <table:table-cell>
            <draw:frame draw:z-index="0" draw:style-name="gr2" draw:text-style-name="P1" svg:width="22.028cm" svg:height="14.077cm" svg:x="1.513cm" svg:y="0.294cm">
              <draw:object draw:notify-on-update-of-ranges="Auxiliar.B3:Auxiliar.D3 Demostración.B8:Demostración.B8 Demostración.C8:Demostración.E8 Auxiliar.B3:Auxiliar.D3 Demostración.B10:Demostración.B10 Demostración.C10:Demostración.E10 Auxiliar.B3:Auxiliar.D3 Demostración.B9:Demostración.B9 Demostración.C9:Demostración.E9 Auxiliar.L5:Auxiliar.L6 Auxiliar.L3:Auxiliar.L3 Auxiliar.M5:Auxiliar.M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Auxiliar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formula="of:=CONCATENATE(&quot;El stock de seguridad es &quot;;[$Datos.D14])" office:value-type="string" office:string-value="El stock de seguridad es 150" calcext:value-type="string">
            <text:p>El stock de seguridad es 150</text:p>
          </table:table-cell>
          <table:table-cell table:number-columns-repeated="6"/>
        </table:table-row>
        <table:table-row table:style-name="ro1">
          <table:table-cell/>
          <table:table-cell table:style-name="ce7" table:formula="of:=[.C3]/2" office:value-type="float" office:value="500" calcext:value-type="float">
            <text:p>500</text:p>
          </table:table-cell>
          <table:table-cell table:style-name="ce7" table:formula="of:=[$Datos.D12]" office:value-type="float" office:value="1000" calcext:value-type="float">
            <text:p>1000</text:p>
          </table:table-cell>
          <table:table-cell table:style-name="ce7" table:formula="of:=[.C3]*2" office:value-type="float" office:value="2000" calcext:value-type="float">
            <text:p>2000</text:p>
          </table:table-cell>
          <table:table-cell table:number-columns-repeated="2"/>
          <table:table-cell table:style-name="ce7" office:value-type="string" calcext:value-type="string">
            <text:p>Producción sillas</text:p>
          </table:table-cell>
          <table:table-cell table:style-name="ce7" table:formula="of:=[$Datos.G5]/365" office:value-type="float" office:value="54.7945205479452" calcext:value-type="float">
            <text:p>54,7945205479452</text:p>
          </table:table-cell>
          <table:table-cell table:style-name="ce7" office:value-type="string" calcext:value-type="string">
            <text:p>sillas/día</text:p>
          </table:table-cell>
          <table:table-cell table:number-columns-repeated="2"/>
          <table:table-cell table:formula="of:=CONCATENATE(&quot;El pedido óptimo es&quot;;&quot; &quot;;[$Datos.D12])" office:value-type="string" office:string-value="El pedido óptimo es 1000" calcext:value-type="string">
            <text:p>El pedido óptimo es 1000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7" office:value-type="string" calcext:value-type="string">
            <text:p>Demanda anual/ q optimo</text:p>
          </table:table-cell>
          <table:table-cell table:style-name="ce7" table:formula="of:=[$Datos.G5]/[$Datos.D12]" office:value-type="float" office:value="20" calcext:value-type="float">
            <text:p>20</text:p>
          </table:table-cell>
          <table:table-cell table:number-columns-repeated="3"/>
          <table:table-cell table:formula="of:=[$Datos.D12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1"/>
          <table:table-cell table:formula="of:=[$Datos.D12]" office:value-type="float" office:value="1000" calcext:value-type="float">
            <text:p>1000</text:p>
          </table:table-cell>
          <table:table-cell table:style-name="ce16" table:formula="of:=MAX([$Demostración.C8:.E10])" office:value-type="currency" office:currency="EUR" office:value="2800" calcext:value-type="currency">
            <text:p>2.800,00 €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7" table:formula="of:=365/[.H5]" office:value-type="float" office:value="18.25" calcext:value-type="float">
            <text:p>18,25</text:p>
          </table:table-cell>
          <table:table-cell table:style-name="ce7" office:value-type="string" calcext:value-type="string">
            <text:p>días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office:value-type="string" calcext:value-type="string">
            <text:p>Evolución del almacén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Continuación de la evolución del almacén</text:p>
          </table:table-cell>
          <table:table-cell table:number-columns-repeated="6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q+ss</text:p>
          </table:table-cell>
          <table:table-cell table:style-name="ce18" office:value-type="string" calcext:value-type="string">
            <text:p>NO FUNCIONA</text:p>
          </table:table-cell>
          <table:table-cell/>
          <table:table-cell table:formula="of:=[$Datos.C18]" office:value-type="string" office:string-value="Punto de pedido" calcext:value-type="string">
            <text:p>Punto de pedido</text:p>
          </table:table-cell>
        </table:table-row>
        <table:table-row table:style-name="ro1">
          <table:table-cell table:number-columns-repeated="10"/>
          <table:table-cell table:style-name="ce1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$Datos.D12]" office:value-type="float" office:value="1000" calcext:value-type="float">
            <text:p>1000</text:p>
          </table:table-cell>
          <table:table-cell table:style-name="ce7" table:formula="of:=[Datos.$D$14]" office:value-type="float" office:value="150" calcext:value-type="float">
            <text:p>150</text:p>
          </table:table-cell>
          <table:table-cell table:style-name="ce7" table:formula="of:=[.N16]+[.M16]"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Datos.$D$18]+[Datos.$D$14])" office:value-type="float" office:value="314.383561643836" calcext:value-type="float">
            <text:p>314,383561643836</text:p>
          </table:table-cell>
        </table:table-row>
        <table:table-row table:style-name="ro1">
          <table:table-cell table:number-columns-repeated="10"/>
          <table:table-cell table:style-name="ce18" office:value-type="float" office:value="1" calcext:value-type="float">
            <text:p>1</text:p>
          </table:table-cell>
          <table:table-cell table:style-name="ce7" table:formula="of:=[.C19]" office:value-type="float" office:value="18.25" calcext:value-type="float">
            <text:p>18,2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Datos.$D$14]" office:value-type="float" office:value="150" calcext:value-type="float">
            <text:p>150</text:p>
          </table:table-cell>
          <table:table-cell table:style-name="ce7" table:formula="of:=[.N17]+[.M17]" office:value-type="float" office:value="150" calcext:value-type="float">
            <text:p>150</text:p>
          </table:table-cell>
          <table:table-cell table:formula="of:=IF(([.$C$18]*2-1)&gt;=[.K17];[.L17];NA());" office:value-type="string" office:string-value="" calcext:value-type="error">
            <text:p>Err:509</text:p>
          </table:table-cell>
          <table:table-cell/>
          <table:table-cell table:formula="of:=([Datos.$D$18]+[Datos.$D$14])" office:value-type="float" office:value="314.383561643836" calcext:value-type="float">
            <text:p>314,383561643836</text:p>
          </table:table-cell>
        </table:table-row>
        <table:table-row table:style-name="ro1">
          <table:table-cell/>
          <table:table-cell table:style-name="ce7" office:value-type="string" calcext:value-type="string">
            <office:annotation draw:style-name="gr1" svg:width="2.899cm" svg:height="1.799cm" svg:x="8.095cm" svg:y="6.176cm" draw:caption-point-x="-0.61cm" draw:caption-point-y="1.51cm">
              <dc:creator>Autoría desconocida</dc:creator>
              <dc:date>2025-01-08T00:00:00</dc:date>
              <text:p>Q/q</text:p>
              <text:p/>
            </office:annotation>
            <text:p>Numero de pedidos</text:p>
          </table:table-cell>
          <table:table-cell table:style-name="ce7" table:formula="of:=[$Datos.G5]/[$Datos.D12]" office:value-type="float" office:value="20" calcext:value-type="float">
            <text:p>20</text:p>
          </table:table-cell>
          <table:table-cell table:style-name="ce7"/>
          <table:table-cell table:number-columns-repeated="6"/>
          <table:table-cell table:style-name="ce18" office:value-type="float" office:value="2" calcext:value-type="float">
            <text:p>2</text:p>
          </table:table-cell>
          <table:table-cell table:style-name="ce7" table:formula="of:=[.L17]" office:value-type="float" office:value="18.25" calcext:value-type="float">
            <text:p>18,25</text:p>
          </table:table-cell>
          <table:table-cell table:style-name="ce7" table:formula="of:=[.M16]" office:value-type="float" office:value="1000" calcext:value-type="float">
            <text:p>1000</text:p>
          </table:table-cell>
          <table:table-cell table:style-name="ce7" table:formula="of:=[Datos.$D$14]" office:value-type="float" office:value="150" calcext:value-type="float">
            <text:p>150</text:p>
          </table:table-cell>
          <table:table-cell table:style-name="ce7" table:formula="of:=[.N18]+[.M18]" office:value-type="float" office:value="1150" calcext:value-type="float">
            <text:p>1150</text:p>
          </table:table-cell>
          <table:table-cell table:formula="of:=IF(([.$C$18]*2-1)&gt;=[.K18];[.L18];NA());" office:value-type="string" office:string-value="" calcext:value-type="error">
            <text:p>Err:509</text:p>
          </table:table-cell>
          <table:table-cell/>
          <table:table-cell table:formula="of:=([Datos.$D$18]+[Datos.$D$14])" office:value-type="float" office:value="314.383561643836" calcext:value-type="float">
            <text:p>314,383561643836</text:p>
          </table:table-cell>
        </table:table-row>
        <table:table-row table:style-name="ro1">
          <table:table-cell/>
          <table:table-cell table:style-name="ce7" office:value-type="string" calcext:value-type="string">
            <office:annotation draw:style-name="gr1" svg:width="2.899cm" svg:height="1.799cm" svg:x="8.095cm" svg:y="6.628cm" draw:caption-point-x="-0.61cm" draw:caption-point-y="1.51cm">
              <dc:creator>Autoría desconocida</dc:creator>
              <dc:date>2025-01-08T00:00:00</dc:date>
              <text:p>365/numero de pedidos</text:p>
              <text:p/>
            </office:annotation>
            <text:p>Tiempo tardanza almacén</text:p>
          </table:table-cell>
          <table:table-cell table:style-name="ce7" table:formula="of:=365/[.C18]" office:value-type="float" office:value="18.25" calcext:value-type="float">
            <text:p>18,25</text:p>
          </table:table-cell>
          <table:table-cell table:style-name="ce7" office:value-type="string" calcext:value-type="string">
            <text:p>días</text:p>
          </table:table-cell>
          <table:table-cell table:number-columns-repeated="6"/>
          <table:table-cell table:style-name="ce18" office:value-type="float" office:value="3" calcext:value-type="float">
            <text:p>3</text:p>
          </table:table-cell>
          <table:table-cell table:style-name="ce7" table:formula="of:=[.L18]*2" office:value-type="float" office:value="36.5" calcext:value-type="float">
            <text:p>36,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Datos.$D$14]" office:value-type="float" office:value="150" calcext:value-type="float">
            <text:p>150</text:p>
          </table:table-cell>
          <table:table-cell table:style-name="ce7" table:formula="of:=[.N19]+[.M19]" office:value-type="float" office:value="150" calcext:value-type="float">
            <text:p>150</text:p>
          </table:table-cell>
          <table:table-cell table:formula="of:=IF(([.$C$18]*2-1)&gt;=[.K19];[.L19];NA());" office:value-type="string" office:string-value="" calcext:value-type="error">
            <text:p>Err:509</text:p>
          </table:table-cell>
          <table:table-cell/>
          <table:table-cell table:formula="of:=([Datos.$D$18]+[Datos.$D$14])" office:value-type="float" office:value="314.383561643836" calcext:value-type="float">
            <text:p>314,383561643836</text:p>
          </table:table-cell>
        </table:table-row>
        <table:table-row table:style-name="ro1">
          <table:table-cell/>
          <table:table-cell table:style-name="ce7" office:value-type="string" calcext:value-type="string">
            <office:annotation draw:style-name="gr1" svg:width="2.899cm" svg:height="1.799cm" svg:x="8.095cm" svg:y="7.08cm" draw:caption-point-x="-0.61cm" draw:caption-point-y="1.51cm">
              <dc:creator>Autoría desconocida</dc:creator>
              <dc:date>2025-01-08T00:00:00</dc:date>
              <text:p>Q/365</text:p>
              <text:p/>
            </office:annotation>
            <text:p>Unidades al día</text:p>
          </table:table-cell>
          <table:table-cell table:style-name="ce7" table:formula="of:=[$Datos.G5]/365" office:value-type="float" office:value="54.7945205479452" calcext:value-type="float">
            <text:p>54,7945205479452</text:p>
          </table:table-cell>
          <table:table-cell table:style-name="ce7" office:value-type="string" calcext:value-type="string">
            <text:p>unidades/día</text:p>
          </table:table-cell>
          <table:table-cell table:number-columns-repeated="6"/>
          <table:table-cell table:style-name="ce18" office:value-type="float" office:value="4" calcext:value-type="float">
            <text:p>4</text:p>
          </table:table-cell>
          <table:table-cell table:style-name="ce7" table:formula="of:=[.L19]" office:value-type="float" office:value="36.5" calcext:value-type="float">
            <text:p>36,5</text:p>
          </table:table-cell>
          <table:table-cell table:style-name="ce7" table:formula="of:=[.M18]" office:value-type="float" office:value="1000" calcext:value-type="float">
            <text:p>1000</text:p>
          </table:table-cell>
          <table:table-cell table:style-name="ce7" table:formula="of:=[Datos.$D$14]" office:value-type="float" office:value="150" calcext:value-type="float">
            <text:p>150</text:p>
          </table:table-cell>
          <table:table-cell table:style-name="ce7" table:formula="of:=[.N20]+[.M20]" office:value-type="float" office:value="1150" calcext:value-type="float">
            <text:p>1150</text:p>
          </table:table-cell>
          <table:table-cell table:formula="of:=IF(([.$C$18]*2-1)&gt;=[.K20];[.L20];NA());" office:value-type="string" office:string-value="" calcext:value-type="error">
            <text:p>Err:509</text:p>
          </table:table-cell>
          <table:table-cell/>
          <table:table-cell table:formula="of:=([Datos.$D$18]+[Datos.$D$14])" office:value-type="float" office:value="314.383561643836" calcext:value-type="float">
            <text:p>314,383561643836</text:p>
          </table:table-cell>
        </table:table-row>
        <table:table-row table:style-name="ro1">
          <table:table-cell/>
          <table:table-cell office:value-type="string" calcext:value-type="string">
            <office:annotation draw:style-name="gr1" svg:width="2.899cm" svg:height="1.799cm" svg:x="8.095cm" svg:y="7.531cm" draw:caption-point-x="-0.61cm" draw:caption-point-y="1.51cm">
              <dc:creator>Autoría desconocida</dc:creator>
              <dc:date>2025-01-08T00:00:00</dc:date>
              <text:p>q / unidades al día</text:p>
            </office:annotation>
            <text:p>Tiempo tardanza cada almacén</text:p>
          </table:table-cell>
          <table:table-cell table:formula="of:=[$Datos.D12]/[.C20]" office:value-type="float" office:value="18.25" calcext:value-type="float">
            <text:p>18,25</text:p>
          </table:table-cell>
          <table:table-cell office:value-type="string" calcext:value-type="string">
            <text:p>días</text:p>
          </table:table-cell>
          <table:table-cell table:number-columns-repeated="6"/>
          <table:table-cell table:style-name="ce18" office:value-type="float" office:value="5" calcext:value-type="float">
            <text:p>5</text:p>
          </table:table-cell>
          <table:table-cell table:style-name="ce7" table:formula="of:=[.L17]*3" office:value-type="float" office:value="54.75" calcext:value-type="float">
            <text:p>54,7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Datos.$D$14]" office:value-type="float" office:value="150" calcext:value-type="float">
            <text:p>150</text:p>
          </table:table-cell>
          <table:table-cell table:style-name="ce7" table:formula="of:=[.N21]+[.M21]" office:value-type="float" office:value="150" calcext:value-type="float">
            <text:p>150</text:p>
          </table:table-cell>
          <table:table-cell table:formula="of:=IF(([.$C$18]*2-1)&gt;=[.K21];[.L21];NA());" office:value-type="string" office:string-value="" calcext:value-type="error">
            <text:p>Err:509</text:p>
          </table:table-cell>
          <table:table-cell/>
          <table:table-cell table:formula="of:=([Datos.$D$18]+[Datos.$D$14])" office:value-type="float" office:value="314.383561643836" calcext:value-type="float">
            <text:p>314,383561643836</text:p>
          </table:table-cell>
        </table:table-row>
        <table:table-row table:style-name="ro1">
          <table:table-cell table:number-columns-repeated="10"/>
          <table:table-cell table:style-name="ce18" office:value-type="float" office:value="6" calcext:value-type="float">
            <text:p>6</text:p>
          </table:table-cell>
          <table:table-cell table:style-name="ce7" table:formula="of:=[.L21]" office:value-type="float" office:value="54.75" calcext:value-type="float">
            <text:p>54,75</text:p>
          </table:table-cell>
          <table:table-cell table:style-name="ce7" table:formula="of:=[.M20]" office:value-type="float" office:value="1000" calcext:value-type="float">
            <text:p>1000</text:p>
          </table:table-cell>
          <table:table-cell table:style-name="ce7" table:formula="of:=[Datos.$D$14]" office:value-type="float" office:value="150" calcext:value-type="float">
            <text:p>150</text:p>
          </table:table-cell>
          <table:table-cell table:style-name="ce7" table:formula="of:=[.N22]+[.M22]" office:value-type="float" office:value="1150" calcext:value-type="float">
            <text:p>1150</text:p>
          </table:table-cell>
          <table:table-cell table:formula="of:=IF(([.$C$18]*2-1)&gt;=[.K22];[.L22];NA());" office:value-type="string" office:string-value="" calcext:value-type="error">
            <text:p>Err:509</text:p>
          </table:table-cell>
          <table:table-cell/>
          <table:table-cell table:formula="of:=([Datos.$D$18]+[Datos.$D$14])" office:value-type="float" office:value="314.383561643836" calcext:value-type="float">
            <text:p>314,383561643836</text:p>
          </table:table-cell>
        </table:table-row>
        <table:table-row table:style-name="ro1">
          <table:table-cell table:number-columns-repeated="10"/>
          <table:table-cell table:style-name="ce18" office:value-type="float" office:value="7" calcext:value-type="float">
            <text:p>7</text:p>
          </table:table-cell>
          <table:table-cell table:style-name="ce7" table:formula="of:=[.L18]*3.5" office:value-type="float" office:value="63.875" calcext:value-type="float">
            <text:p>63,875</text:p>
          </table:table-cell>
          <table:table-cell table:style-name="ce7" table:formula="of:=[.M22]/2" office:value-type="float" office:value="500" calcext:value-type="float">
            <text:p>500</text:p>
          </table:table-cell>
          <table:table-cell table:style-name="ce7" table:formula="of:=[Datos.$D$14]" office:value-type="float" office:value="150" calcext:value-type="float">
            <text:p>150</text:p>
          </table:table-cell>
          <table:table-cell table:style-name="ce7" table:formula="of:=[.N23]+[.M23]" office:value-type="float" office:value="650" calcext:value-type="float">
            <text:p>650</text:p>
          </table:table-cell>
          <table:table-cell table:formula="of:=IF(([.$C$18]*2-1)&gt;=[.K23];[.L23];NA());" office:value-type="string" office:string-value="" calcext:value-type="error">
            <text:p>Err:509</text:p>
          </table:table-cell>
          <table:table-cell/>
          <table:table-cell table:formula="of:=([Datos.$D$18]+[Datos.$D$14])" office:value-type="float" office:value="314.383561643836" calcext:value-type="float">
            <text:p>314,3835616438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 style:data-style-name="N2" text:time-value="14:43:20.14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2:19:12.146000000</meta:creation-date>
    <dc:date>2025-01-20T15:23:55.165000000</dc:date>
    <meta:editing-duration>PT3H52M37S</meta:editing-duration>
    <meta:editing-cycles>11</meta:editing-cycles>
    <meta:generator>LibreOffice/7.6.0.3$Windows_X86_64 LibreOffice_project/69edd8b8ebc41d00b4de3915dc82f8f0fc3b6265</meta:generator>
    <meta:document-statistic meta:table-count="4" meta:cell-count="127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Long_20_Dot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029cm" svg:height="14.078cm" xlink:href=".." xlink:type="simple" chart:class="chart:scatter" chart:style-name="ch1">
        <chart:legend chart:legend-position="end" svg:x="16.156cm" svg:y="5.086cm" style:legend-expansion="custom" svg:width="5.773cm" svg:height="3.133cm" style:legend-expansion-aspect-ratio="1.84264283434408" chart:style-name="ch2"/>
        <chart:plot-area chart:style-name="ch3" table:cell-range-address="Auxiliar.B3:Auxiliar.D3 Demostración.B8:Demostración.E10 Auxiliar.L3:Auxiliar.L3 Auxiliar.M5:Auxiliar.M6" chart:data-source-has-labels="row" svg:x="0.335cm" svg:y="0.719cm" svg:width="15.821cm" svg:height="13.032cm">
          <chart:coordinate-region svg:x="2.2cm" svg:y="0.918cm" svg:width="13.584cm" svg:height="12.1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mostración.C8:Demostración.E8" chart:label-cell-address="Demostración.B8:Demostración.B8" chart:class="chart:scatter">
            <chart:domain table:cell-range-address="Auxiliar.B3:Auxiliar.D3"/>
            <chart:data-point chart:repeated="3"/>
          </chart:series>
          <chart:series chart:style-name="ch8" chart:values-cell-range-address="Demostración.C10:Demostración.E10" chart:label-cell-address="Demostración.B10:Demostración.B10" chart:class="chart:scatter">
            <chart:data-point chart:repeated="3"/>
          </chart:series>
          <chart:series chart:style-name="ch9" chart:values-cell-range-address="Demostración.C9:Demostración.E9" chart:label-cell-address="Demostración.B9:Demostración.B9" chart:class="chart:scatter">
            <chart:data-point chart:repeated="3"/>
          </chart:series>
          <chart:series chart:style-name="ch10" chart:values-cell-range-address="Auxiliar.M5:Auxiliar.M6" chart:label-cell-address="Auxiliar.L3:Auxiliar.L3" chart:class="chart:scatter">
            <chart:domain table:cell-range-address="Auxiliar.L5:Auxiliar.L6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3</text:p>
              </table:table-cell>
              <table:table-cell office:value-type="string">
                <text:p>Coste aprovisionamiento</text:p>
                <draw:g>
                  <svg:desc>Demostración.B8:Demostración.B8</svg:desc>
                </draw:g>
              </table:table-cell>
              <table:table-cell office:value-type="string">
                <text:p>Coste total almacenamiento</text:p>
                <draw:g>
                  <svg:desc>Demostración.B10:Demostración.B10</svg:desc>
                </draw:g>
              </table:table-cell>
              <table:table-cell office:value-type="string">
                <text:p>Coste mantenimiento</text:p>
                <draw:g>
                  <svg:desc>Demostración.B9:Demostración.B9</svg:desc>
                </draw:g>
              </table:table-cell>
              <table:table-cell office:value-type="string">
                <text:p>Columna L</text:p>
              </table:table-cell>
              <table:table-cell office:value-type="string">
                <text:p>El pedido óptimo es 1000</text:p>
                <draw:g>
                  <svg:desc>Auxiliar.L3:Auxiliar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Auxiliar.B3:Auxiliar.D3</svg:desc>
                </draw:g>
              </table:table-cell>
              <table:table-cell office:value-type="float" office:value="2000">
                <text:p>2000</text:p>
                <draw:g>
                  <svg:desc>Demostración.C8:Demostración.E8</svg:desc>
                </draw:g>
              </table:table-cell>
              <table:table-cell office:value-type="float" office:value="2800">
                <text:p>2800</text:p>
                <draw:g>
                  <svg:desc>Demostración.C10:Demostración.E10</svg:desc>
                </draw:g>
              </table:table-cell>
              <table:table-cell office:value-type="float" office:value="800">
                <text:p>800</text:p>
                <draw:g>
                  <svg:desc>Demostración.C9:Demostración.E9</svg:desc>
                </draw:g>
              </table:table-cell>
              <table:table-cell office:value-type="float" office:value="1000">
                <text:p>1000</text:p>
                <draw:g>
                  <svg:desc>Auxiliar.L5:Auxiliar.L6</svg:desc>
                </draw:g>
              </table:table-cell>
              <table:table-cell office:value-type="float" office:value="0">
                <text:p>0</text:p>
                <draw:g>
                  <svg:desc>Auxiliar.M5:Auxiliar.M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500">
                <text:p>500</text:p>
              </table:table-cell>
              <table:table-cell office:value-type="float" office:value="2800">
                <text:p>2800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Long_20_Dot" svg:stroke-width="0.08cm" svg:stroke-color="#2a6099" draw:fill-color="#2a6099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892cm" svg:height="12.644cm" xlink:href=".." xlink:type="simple" chart:class="chart:scatter" chart:style-name="ch1">
        <chart:legend chart:legend-position="end" svg:x="15.759cm" svg:y="5.774cm" style:legend-expansion="custom" svg:width="5.237cm" svg:height="1.436cm" style:legend-expansion-aspect-ratio="3.64693593314763" chart:style-name="ch2"/>
        <chart:plot-area chart:style-name="ch3" table:cell-range-address="Auxiliar.L16:Auxiliar.M22 Auxiliar.L9:Auxiliar.L10 Auxiliar.M22:Auxiliar.M23" chart:data-source-has-labels="row" svg:x="0.54cm" svg:y="0.462cm" svg:width="14.792cm" svg:height="11.738cm">
          <chart:coordinate-region svg:x="1.532cm" svg:y="0.661cm" svg:width="13.613cm" svg:height="10.8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uxiliar.M16:Auxiliar.M22" chart:label-cell-address="Auxiliar.L9:Auxiliar.L9" chart:class="chart:scatter">
            <chart:domain table:cell-range-address="Auxiliar.L16:Auxiliar.L22"/>
            <chart:data-point chart:repeated="7"/>
          </chart:series>
          <chart:series chart:style-name="ch8" chart:values-cell-range-address="Auxiliar.M22:Auxiliar.M23" chart:label-cell-address="Auxiliar.L10:Auxiliar.L10" chart:class="chart:scatter">
            <chart:domain table:cell-range-address="Auxiliar.L22:Auxiliar.L23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L</text:p>
              </table:table-cell>
              <table:table-cell office:value-type="string">
                <text:p>Evolución del almacén</text:p>
                <draw:g>
                  <svg:desc>Auxiliar.L9:Auxiliar.L9</svg:desc>
                </draw:g>
              </table:table-cell>
              <table:table-cell office:value-type="string">
                <text:p>Columna L</text:p>
              </table:table-cell>
              <table:table-cell office:value-type="string">
                <text:p>Continuación de la evolución del almacén</text:p>
                <draw:g>
                  <svg:desc>Auxiliar.L10:Auxiliar.L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uxiliar.L16:Auxiliar.L22</svg:desc>
                </draw:g>
              </table:table-cell>
              <table:table-cell office:value-type="float" office:value="1000">
                <text:p>1000</text:p>
                <draw:g>
                  <svg:desc>Auxiliar.M16:Auxiliar.M22</svg:desc>
                </draw:g>
              </table:table-cell>
              <table:table-cell office:value-type="float" office:value="54.75">
                <text:p>54.75</text:p>
                <draw:g>
                  <svg:desc>Auxiliar.L22:Auxiliar.L23</svg:desc>
                </draw:g>
              </table:table-cell>
              <table:table-cell office:value-type="float" office:value="1000">
                <text:p>1000</text:p>
                <draw:g>
                  <svg:desc>Auxiliar.M22:Auxiliar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25">
                <text:p>18.25</text:p>
              </table:table-cell>
              <table:table-cell office:value-type="float" office:value="0">
                <text:p>0</text:p>
              </table:table-cell>
              <table:table-cell office:value-type="float" office:value="63.875">
                <text:p>63.8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25">
                <text:p>18.25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">
                <text:p>3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5">
                <text:p>36.5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75">
                <text:p>54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.75">
                <text:p>54.75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Long_20_Dot" svg:stroke-width="0.08cm" svg:stroke-color="#2a6099" draw:fill-color="#2a6099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46cm" svg:height="12.538cm" xlink:href=".." xlink:type="simple" chart:class="chart:scatter" chart:style-name="ch1">
        <chart:legend chart:legend-position="end" svg:x="16.087cm" svg:y="4.91cm" style:legend-expansion="custom" svg:width="5.583cm" svg:height="3.679cm" style:legend-expansion-aspect-ratio="1.51753193802664" chart:style-name="ch2"/>
        <chart:plot-area chart:style-name="ch3" table:cell-range-address="Auxiliar.L16:Auxiliar.L22 Auxiliar.L9:Auxiliar.L10 Auxiliar.N16:Auxiliar.O23 Auxiliar.L2:Auxiliar.L2 Datos.C18:Datos.C18 Auxiliar.R16:Auxiliar.R23" chart:data-source-has-labels="row" svg:x="0.4cm" svg:y="0.249cm" svg:width="15.07cm" svg:height="12.036cm">
          <chart:coordinate-region svg:x="1.392cm" svg:y="0.448cm" svg:width="13.891cm" svg:height="11.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uxiliar.O16:Auxiliar.O22" chart:label-cell-address="Auxiliar.L9:Auxiliar.L9" chart:class="chart:scatter">
            <chart:domain table:cell-range-address="Auxiliar.L16:Auxiliar.L22"/>
            <chart:data-point chart:repeated="7"/>
          </chart:series>
          <chart:series chart:style-name="ch8" chart:values-cell-range-address="Auxiliar.O22:Auxiliar.O23" chart:label-cell-address="Auxiliar.L10:Auxiliar.L10" chart:class="chart:scatter">
            <chart:domain table:cell-range-address="Auxiliar.L22:Auxiliar.L23"/>
            <chart:data-point chart:repeated="2"/>
          </chart:series>
          <chart:series chart:style-name="ch9" chart:values-cell-range-address="Auxiliar.N16:Auxiliar.N23" chart:label-cell-address="Auxiliar.L2:Auxiliar.L2" chart:class="chart:scatter">
            <chart:domain table:cell-range-address="Auxiliar.L16:Auxiliar.L23"/>
            <chart:data-point chart:repeated="8"/>
          </chart:series>
          <chart:series chart:style-name="ch10" chart:values-cell-range-address="Auxiliar.R16:Auxiliar.R23" chart:label-cell-address="Datos.C18:Datos.C18" chart:class="chart:scatter">
            <chart:domain table:cell-range-address="Auxiliar.L16:Auxiliar.L23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L</text:p>
              </table:table-cell>
              <table:table-cell office:value-type="string">
                <text:p>Evolución del almacén</text:p>
                <draw:g>
                  <svg:desc>Auxiliar.L9:Auxiliar.L9</svg:desc>
                </draw:g>
              </table:table-cell>
              <table:table-cell office:value-type="string">
                <text:p>Columna L</text:p>
              </table:table-cell>
              <table:table-cell office:value-type="string">
                <text:p>Continuación de la evolución del almacén</text:p>
                <draw:g>
                  <svg:desc>Auxiliar.L10:Auxiliar.L10</svg:desc>
                </draw:g>
              </table:table-cell>
              <table:table-cell office:value-type="string">
                <text:p>Columna L</text:p>
              </table:table-cell>
              <table:table-cell office:value-type="string">
                <text:p>El stock de seguridad es 150</text:p>
                <draw:g>
                  <svg:desc>Auxiliar.L2:Auxiliar.L2</svg:desc>
                </draw:g>
              </table:table-cell>
              <table:table-cell office:value-type="string">
                <text:p>Columna L</text:p>
              </table:table-cell>
              <table:table-cell office:value-type="string">
                <text:p>Punto de pedido</text:p>
                <draw:g>
                  <svg:desc>Datos.C18:Datos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uxiliar.L16:Auxiliar.L22</svg:desc>
                </draw:g>
              </table:table-cell>
              <table:table-cell office:value-type="float" office:value="1150">
                <text:p>1150</text:p>
                <draw:g>
                  <svg:desc>Auxiliar.O16:Auxiliar.O22</svg:desc>
                </draw:g>
              </table:table-cell>
              <table:table-cell office:value-type="float" office:value="54.75">
                <text:p>54.75</text:p>
                <draw:g>
                  <svg:desc>Auxiliar.L22:Auxiliar.L23</svg:desc>
                </draw:g>
              </table:table-cell>
              <table:table-cell office:value-type="float" office:value="1150">
                <text:p>1150</text:p>
                <draw:g>
                  <svg:desc>Auxiliar.O22:Auxiliar.O23</svg:desc>
                </draw:g>
              </table:table-cell>
              <table:table-cell office:value-type="float" office:value="0">
                <text:p>0</text:p>
                <draw:g>
                  <svg:desc>Auxiliar.L16:Auxiliar.L23</svg:desc>
                </draw:g>
              </table:table-cell>
              <table:table-cell office:value-type="float" office:value="150">
                <text:p>150</text:p>
                <draw:g>
                  <svg:desc>Auxiliar.N16:Auxiliar.N23</svg:desc>
                </draw:g>
              </table:table-cell>
              <table:table-cell office:value-type="float" office:value="0">
                <text:p>0</text:p>
                <draw:g>
                  <svg:desc>Auxiliar.L16:Auxiliar.L23</svg:desc>
                </draw:g>
              </table:table-cell>
              <table:table-cell office:value-type="float" office:value="314.383561643836">
                <text:p>314.383561643836</text:p>
                <draw:g>
                  <svg:desc>Auxiliar.R16:Auxiliar.R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25">
                <text:p>18.25</text:p>
              </table:table-cell>
              <table:table-cell office:value-type="float" office:value="150">
                <text:p>150</text:p>
              </table:table-cell>
              <table:table-cell office:value-type="float" office:value="63.875">
                <text:p>63.875</text:p>
              </table:table-cell>
              <table:table-cell office:value-type="float" office:value="650">
                <text:p>650</text:p>
              </table:table-cell>
              <table:table-cell office:value-type="float" office:value="18.25">
                <text:p>18.25</text:p>
              </table:table-cell>
              <table:table-cell office:value-type="float" office:value="150">
                <text:p>150</text:p>
              </table:table-cell>
              <table:table-cell office:value-type="float" office:value="18.25">
                <text:p>18.25</text:p>
              </table:table-cell>
              <table:table-cell office:value-type="float" office:value="314.383561643836">
                <text:p>314.383561643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25">
                <text:p>18.25</text:p>
              </table:table-cell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5">
                <text:p>18.25</text:p>
              </table:table-cell>
              <table:table-cell office:value-type="float" office:value="150">
                <text:p>150</text:p>
              </table:table-cell>
              <table:table-cell office:value-type="float" office:value="18.25">
                <text:p>18.25</text:p>
              </table:table-cell>
              <table:table-cell office:value-type="float" office:value="314.383561643836">
                <text:p>314.383561643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">
                <text:p>36.5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5">
                <text:p>36.5</text:p>
              </table:table-cell>
              <table:table-cell office:value-type="float" office:value="150">
                <text:p>150</text:p>
              </table:table-cell>
              <table:table-cell office:value-type="float" office:value="36.5">
                <text:p>36.5</text:p>
              </table:table-cell>
              <table:table-cell office:value-type="float" office:value="314.383561643836">
                <text:p>314.383561643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5">
                <text:p>36.5</text:p>
              </table:table-cell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5">
                <text:p>36.5</text:p>
              </table:table-cell>
              <table:table-cell office:value-type="float" office:value="150">
                <text:p>150</text:p>
              </table:table-cell>
              <table:table-cell office:value-type="float" office:value="36.5">
                <text:p>36.5</text:p>
              </table:table-cell>
              <table:table-cell office:value-type="float" office:value="314.383561643836">
                <text:p>314.383561643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75">
                <text:p>54.75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75">
                <text:p>54.75</text:p>
              </table:table-cell>
              <table:table-cell office:value-type="float" office:value="150">
                <text:p>150</text:p>
              </table:table-cell>
              <table:table-cell office:value-type="float" office:value="54.75">
                <text:p>54.75</text:p>
              </table:table-cell>
              <table:table-cell office:value-type="float" office:value="314.383561643836">
                <text:p>314.3835616438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.75">
                <text:p>54.75</text:p>
              </table:table-cell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75">
                <text:p>54.75</text:p>
              </table:table-cell>
              <table:table-cell office:value-type="float" office:value="150">
                <text:p>150</text:p>
              </table:table-cell>
              <table:table-cell office:value-type="float" office:value="54.75">
                <text:p>54.75</text:p>
              </table:table-cell>
              <table:table-cell office:value-type="float" office:value="314.383561643836">
                <text:p>314.383561643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875">
                <text:p>63.875</text:p>
              </table:table-cell>
              <table:table-cell office:value-type="float" office:value="150">
                <text:p>150</text:p>
              </table:table-cell>
              <table:table-cell office:value-type="float" office:value="63.875">
                <text:p>63.875</text:p>
              </table:table-cell>
              <table:table-cell office:value-type="float" office:value="314.383561643836">
                <text:p>314.3835616438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